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3-06-0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27008" calcext:value-type="float">
            <text:p>8.8270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2-09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8492" calcext:value-type="float">
            <text:p>8.884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2-08-10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51976" calcext:value-type="float">
            <text:p>8.951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2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5444" calcext:value-type="float">
            <text:p>8.854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2-07-13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67156" calcext:value-type="float">
            <text:p>8.671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2-06-2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705088" calcext:value-type="float">
            <text:p>8.7050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1-08-09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42376" calcext:value-type="float">
            <text:p>8.3423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1-07-2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311896" calcext:value-type="float">
            <text:p>8.3118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1-07-1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72272" calcext:value-type="float">
            <text:p>8.2722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1-06-22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220456" calcext:value-type="float">
            <text:p>8.220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1-06-07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93024" calcext:value-type="float">
            <text:p>8.193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1-05-25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174736" calcext:value-type="float">
            <text:p>8.174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0-08-1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29144" calcext:value-type="float">
            <text:p>7.629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0-07-28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32192" calcext:value-type="float">
            <text:p>7.6321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0-07-14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62672" calcext:value-type="float">
            <text:p>7.6626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0-07-01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671816" calcext:value-type="float">
            <text:p>7.6718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20-06-16 18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42504" calcext:value-type="float">
            <text:p>7.842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40624" calcext:value-type="float">
            <text:p>8.0406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49184" calcext:value-type="float">
            <text:p>7.9491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958328" calcext:value-type="float">
            <text:p>7.9583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9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.869936" calcext:value-type="float">
            <text:p>7.8699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9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436864" calcext:value-type="float">
            <text:p>8.4368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071104" calcext:value-type="float">
            <text:p>8.0711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0872" calcext:value-type="float">
            <text:p>8.808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8392" calcext:value-type="float">
            <text:p>8.83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0016" calcext:value-type="float">
            <text:p>8.900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0684" calcext:value-type="float">
            <text:p>9.006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7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3168" calcext:value-type="float">
            <text:p>9.6316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0496" calcext:value-type="float">
            <text:p>9.2049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6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8972" calcext:value-type="float">
            <text:p>9.189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6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5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5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5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4504" calcext:value-type="float">
            <text:p>9.8450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3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3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3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1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0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0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0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10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9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7072" calcext:value-type="float">
            <text:p>9.5707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9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4024" calcext:value-type="float">
            <text:p>9.5402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9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9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9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9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9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9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9-01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8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726" calcext:value-type="float">
            <text:p>9.372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8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8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8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8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8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8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8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7928" calcext:value-type="float">
            <text:p>9.4792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8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8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7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7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7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1832" calcext:value-type="float">
            <text:p>9.418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7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7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5736" calcext:value-type="float">
            <text:p>9.357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7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7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7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8784" calcext:value-type="float">
            <text:p>9.387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7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6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6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6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6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6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2312" calcext:value-type="float">
            <text:p>9.723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6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536" calcext:value-type="float">
            <text:p>9.753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5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8408" calcext:value-type="float">
            <text:p>9.784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5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76884" calcext:value-type="float">
            <text:p>9.768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5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5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5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5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4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8888" calcext:value-type="float">
            <text:p>10.088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4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8032" calcext:value-type="float">
            <text:p>10.1803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4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16508" calcext:value-type="float">
            <text:p>10.165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4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584" calcext:value-type="float">
            <text:p>10.058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4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10.02792" calcext:value-type="float">
            <text:p>10.027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4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9744" calcext:value-type="float">
            <text:p>9.997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4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3648" calcext:value-type="float">
            <text:p>9.936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3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3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7552" calcext:value-type="float">
            <text:p>9.875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3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81456" calcext:value-type="float">
            <text:p>9.814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3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9264" calcext:value-type="float">
            <text:p>9.692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3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66216" calcext:value-type="float">
            <text:p>9.662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2-11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44" calcext:value-type="float">
            <text:p>9.1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2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4488" calcext:value-type="float">
            <text:p>9.44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2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32688" calcext:value-type="float">
            <text:p>9.3268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2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6592" calcext:value-type="float">
            <text:p>9.2659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2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2-04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2-02-28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50976" calcext:value-type="float">
            <text:p>9.5097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1-09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1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3064" calcext:value-type="float">
            <text:p>8.930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1-07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6112" calcext:value-type="float">
            <text:p>8.9611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1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.9916" calcext:value-type="float">
            <text:p>8.991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1-05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5256" calcext:value-type="float">
            <text:p>9.05256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1-03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964" calcext:value-type="float">
            <text:p>9.296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0-12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02208" calcext:value-type="float">
            <text:p>9.0220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0-10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7448" calcext:value-type="float">
            <text:p>9.17448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0-08-31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23544" calcext:value-type="float">
            <text:p>9.23544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30128099520001</text:p>
          </table:table-cell>
          <table:table-cell office:value-type="string" calcext:value-type="string">
            <text:p>2000-06-30 00:00:00 UTC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9.11352" calcext:value-type="float">
            <text:p>9.1135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 table:number-columns-repeated="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4-01-03T10:45:33</dc:date>
    <meta:editing-cycles>19</meta:editing-cycles>
    <meta:generator>LibreOffice/7.3.7.2$Linux_X86_64 LibreOffice_project/30$Build-2</meta:generator>
    <meta:document-statistic meta:table-count="3" meta:cell-count="731" meta:object-count="0"/>
    <meta:user-defined meta:name="AppVersion">3.0</meta:user-defined>
  </office:meta>
</office:document-meta>
</file>